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2.5264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13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08in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A plays D onc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B plays C onc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4/29/2014</text:date>, <text:time>13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4-04-29T13:24:51</dc:date>
    <meta:editing-duration>P1DT9H26M47S</meta:editing-duration>
    <meta:editing-cycles>10</meta:editing-cycles>
    <meta:generator>OpenOffice/4.0.0$Unix OpenOffice.org_project/400m3$Build-9702</meta:generator>
    <dc:creator>Allison O'Hair</dc:creator>
    <meta:document-statistic meta:table-count="3" meta:cell-count="95" meta:object-count="0"/>
  </office:meta>
</office:document-meta>
</file>